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c2acf" officeooo:paragraph-rsid="000c2acf" style:font-weight-asian="bold" style:font-weight-complex="bold"/>
    </style:style>
    <style:style style:name="P2" style:family="paragraph" style:parent-style-name="Standard">
      <style:text-properties fo:font-size="16pt" fo:font-weight="bold" officeooo:rsid="000c2acf" officeooo:paragraph-rsid="000c2acf" style:font-size-asian="16pt" style:font-weight-asian="bold" style:font-size-complex="16pt" style:font-weight-complex="bold"/>
    </style:style>
    <style:style style:name="P3" style:family="paragraph" style:parent-style-name="Standard">
      <style:text-properties fo:font-weight="normal" officeooo:rsid="000c2acf" officeooo:paragraph-rsid="000c2acf"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fo:font-weight="normal" style:font-weight-asian="normal" style:font-weight-complex="normal"/>
    </style:style>
    <style:style style:name="T4" style:family="text">
      <style:text-properties fo:font-weight="bold"/>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tes concernant le semoir pneumatique</text:p>
      <text:p text:style-name="P1"/>
      <text:p text:style-name="P1">seringues 3 pièces 5ml sans aiguille<text:span text:style-name="T1">, achetées sur </text:span><text:a xlink:type="simple" xlink:href="https://www.equipmedical.com/"><text:span text:style-name="T1">https://www.equipmedical.com</text:span></text:a><text:span text:style-name="T1"><text:line-break/></text:span><text:span text:style-name="T3">il faut impérativement une 3 pièce (corps extérieur, piston plastique et extrémité caoutchouc) Pour l'étanchéité de la base, il suffit de couper l'extrémité du piston plastique 1 mm sous l'embout caoutchouc, puis de la placer à la base de la seringue lors du montage. Attention de perce juste au dessus les sortie de tuyaux d'aspiration 6, ainsi, même si la base caoutchouc bouge par aspiration, elle sera bloqué par le tuyau 6mm dépassant légèrement à l'intérieur de la seringue. Les bases de seringues sout positionnées en force sur un bout de profilé en U en alu faisant juste la taille de la base des seringues, et les seringues sont fixées à leur base par une vis tête plate filetée M5 (5mm) et un écrou 5 mm sous lequel est fixé une rondelle recoupée de part et d'autre pour rentrer dans le profilé en U. Cette rondelle vient se plaquer en appui sur les bases des seringues (une rondelle pour deux 1/2 bases), pour éviter qu'elles ne bougent. Il faut aussi penser à faire de même pour les deux extrémités </text:span></text:p>
      <text:p text:style-name="P1"/>
      <text:p text:style-name="P3"><text:span text:style-name="T5">tuyau Polyurethane hose 6 x 4 mm PU 6X4 BLAU</text:span><text:line-break/><text:span text:style-name="T2">1 m suffit pour les jonctions sortie soufflette--&gt; venturi et sortie coude filtre en tuyau 8 mm--&gt; seringue principale. Il y a une jonction 8 mm--&gt; 6 mm. Le coude est en 8 mm et l'entrée seringue principale est en 6 mm. Pas besoin de raccord, il suffit d’emboîter les tuyaux l'un dans l'autre sur environ 1 cm, et ça ne fuit pas. Les tuyaux 6 mm servent aussi aux jonctions entre seringues. Pour l'étanchéité, il faut percer avec un forêt tout neuf de 5,5 ou 5 mm, idéalement avec affûtage pointe en croix pour autocentrer, puis passer en force le tuyau 6mm. Pas de fuites si la coupe du forêt est parfaite. Si le foret est émoussé, il y a un grand risque d'ovaliser le trou ou de casser le plastique. J'ai testé sur deux ou trois seringues avec des forêts neufs avant de trouver le bon réglage.</text:span></text:p>
      <text:p text:style-name="P3"/>
      <text:p text:style-name="P3"><text:span text:style-name="T5">tuyau Polyurethane hose 8 x 6 mm</text:span> <text:span text:style-name="T4">PU 8X6 BLAU</text:span><text:line-break/><text:span text:style-name="T2">1 m suffit pour les jonctions sortie venturi --&gt; filtre et sortie filtre --&gt; seringue principale</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py56 </meta:initial-creator>
    <meta:creation-date>2019-09-17T14:31:46.745981887</meta:creation-date>
    <dc:date>2019-09-17T14:36:02.348489217</dc:date>
    <dc:creator>papy56 </dc:creator>
    <meta:editing-duration>P0D</meta:editing-duration>
    <meta:editing-cycles>1</meta:editing-cycles>
    <meta:document-statistic meta:table-count="0" meta:image-count="0" meta:object-count="0" meta:page-count="1" meta:paragraph-count="4" meta:word-count="383" meta:character-count="2111" meta:non-whitespace-character-count="1735"/>
    <meta:generator>LibreOffice/4.2.8.2$Linux_X86_64 LibreOffice_project/420m0$Build-2</meta:generator>
  </office:meta>
</office:document-meta>
</file>